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06cm" fo:min-width="8.656cm"/>
    </style:style>
    <style:style style:name="gr2" style:family="graphic" style:parent-style-name="standard">
      <style:graphic-properties draw:textarea-horizontal-align="justify" draw:textarea-vertical-align="middle" draw:auto-grow-height="false" fo:min-height="2.818cm" fo:min-width="6.868cm"/>
    </style:style>
    <style:style style:name="gr3" style:family="graphic" style:parent-style-name="standard">
      <style:graphic-properties draw:textarea-horizontal-align="justify" draw:textarea-vertical-align="middle" draw:auto-grow-height="false" fo:min-height="2.818cm" fo:min-width="9.06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818cm" fo:min-width="10.568cm"/>
    </style:style>
    <style:style style:name="gr6" style:family="graphic" style:parent-style-name="standard">
      <style:graphic-properties draw:textarea-horizontal-align="justify" draw:textarea-vertical-align="middle" draw:auto-grow-height="false" fo:min-height="2.818cm" fo:min-width="15.268cm"/>
    </style:style>
    <style:style style:name="gr7" style:family="graphic" style:parent-style-name="standard">
      <style:graphic-properties draw:textarea-horizontal-align="justify" draw:textarea-vertical-align="middle" draw:auto-grow-height="false" fo:min-height="1.872cm" fo:min-width="1.62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1" draw:id="id11" draw:layer="layout" svg:width="9.4cm" svg:height="2.5cm" svg:x="44cm" svg:y="22.2cm">
          <text:p text:style-name="P1">Waiting for first tok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7.7cm" svg:height="3.4cm" svg:x="45.7cm" svg:y="26.9cm">
          <text:p text:style-name="P1">Waiting for DB n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7.7cm" svg:height="3.4cm" svg:x="45.4cm" svg:y="35.1cm">
          <text:p text:style-name="P1">Waiting for DB be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8" draw:id="id8" draw:layer="layout" svg:width="9.9cm" svg:height="3.4cm" svg:x="73cm" svg:y="31.5cm">
          <text:p text:style-name="P1">Waiting for attribute n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9.9cm" svg:height="3.4cm" svg:x="107.7cm" svg:y="40cm">
          <text:p text:style-name="P1">Waiting for val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94.3cm" svg:y1="34.9cm" svg:x2="112.65cm" svg:y2="40cm" draw:start-shape="id1" draw:start-glue-point="2" draw:end-shape="id2" draw:end-glue-point="0" svg:d="M94300 34900c0 3826 18350 1277 18350 5100" svg:viewBox="0 0 18351 5101">
          <text:p text:style-name="P1">NAME_SEPARATOR</text:p>
        </draw:connector>
        <draw:custom-shape draw:style-name="gr3" draw:text-style-name="P1" xml:id="id4" draw:id="id4" draw:layer="layout" svg:width="9.9cm" svg:height="3.4cm" svg:x="43.3cm" svg:y="52.8cm">
          <text:p text:style-name="P1">Waiting for object be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9.9cm" svg:height="3.4cm" svg:x="43.8cm" svg:y="44.1cm">
          <text:p text:style-name="P1">Waiting for array be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48.75cm" svg:y1="47.5cm" svg:x2="48.25cm" svg:y2="52.8cm" draw:start-shape="id3" draw:end-shape="id4" svg:d="M48750 47500c0 3976-500 1327-500 5300" svg:viewBox="0 0 501 5301">
          <text:p text:style-name="P1">BEGIN_ARRAY</text:p>
        </draw:connector>
        <draw:connector draw:style-name="gr4" draw:text-style-name="P2" draw:layer="layout" draw:type="curve" draw:line-skew="0.199cm" svg:x1="107.7cm" svg:y1="41.7cm" svg:x2="84.5cm" svg:y2="51cm" draw:start-shape="id2" draw:end-shape="id5" draw:end-glue-point="1" svg:d="M107700 41700c-17100 0-5500 9300-23200 9300" svg:viewBox="0 0 23201 9301">
          <text:p text:style-name="P1">STRING / store string</text:p>
        </draw:connector>
        <draw:custom-shape draw:style-name="gr5" draw:text-style-name="P1" xml:id="id1" draw:id="id1" draw:layer="layout" svg:width="11.4cm" svg:height="3.4cm" svg:x="88.6cm" svg:y="31.5cm">
          <text:p text:style-name="P1">Waiting for name sepa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49.55cm" svg:y1="30.3cm" svg:x2="49.25cm" svg:y2="35.1cm" draw:start-shape="id6" draw:end-shape="id7" svg:d="M49550 30300c0 3601-300 1202-300 4800" svg:viewBox="0 0 301 4801">
          <text:p text:style-name="P1">STRING / store currentDB</text:p>
        </draw:connector>
        <draw:connector draw:style-name="gr4" draw:text-style-name="P2" draw:layer="layout" draw:type="curve" svg:x1="49.25cm" svg:y1="38.5cm" svg:x2="48.75cm" svg:y2="44.1cm" draw:start-shape="id7" draw:start-glue-point="2" draw:end-shape="id3" svg:d="M49250 38500c0 4201-500 1402-500 5600" svg:viewBox="0 0 501 5601">
          <text:p text:style-name="P1">NAME_SEPARATOR</text:p>
        </draw:connector>
        <draw:connector draw:style-name="gr4" draw:text-style-name="P2" draw:layer="layout" draw:type="curve" svg:x1="53.2cm" svg:y1="54.5cm" svg:x2="73cm" svg:y2="33.2cm" draw:start-shape="id4" draw:start-glue-point="1" draw:end-shape="id8" svg:d="M53200 54500c14851 0 4952-21300 19800-21300" svg:viewBox="0 0 19801 21301">
          <text:p text:style-name="P1">BEGIN_OBJECT / *parsed = false</text:p>
        </draw:connector>
        <draw:custom-shape draw:style-name="gr6" draw:text-style-name="P1" xml:id="id5" draw:id="id5" draw:layer="layout" svg:width="16.1cm" svg:height="3.4cm" svg:x="68.4cm" svg:y="49.3cm">
          <text:p text:style-name="P1">Waiting for attribute-separator or end of ob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76.45cm" svg:y1="49.3cm" svg:x2="77.95cm" svg:y2="34.9cm" draw:start-shape="id5" draw:start-glue-point="0" draw:end-shape="id8" draw:end-glue-point="2" svg:d="M76450 49300c0-10798 1500-3599 1500-14400" svg:viewBox="0 0 1501 14401">
          <text:p text:style-name="P1">VALUE_SEPARATOR</text:p>
        </draw:connector>
        <draw:connector draw:style-name="gr4" draw:text-style-name="P2" draw:layer="layout" draw:type="curve" svg:x1="76.45cm" svg:y1="52.7cm" svg:x2="69.2cm" svg:y2="63.3cm" draw:start-shape="id5" draw:end-shape="id9" draw:end-glue-point="0" svg:d="M76450 52700c0 7951-7250 2652-7250 10600" svg:viewBox="0 0 7251 10601">
          <text:p text:style-name="P1">END_OBJECT [enough attributes]/ store object</text:p>
        </draw:connector>
        <draw:custom-shape draw:style-name="gr5" draw:text-style-name="P1" xml:id="id9" draw:id="id9" draw:layer="layout" svg:width="11.4cm" svg:height="3.4cm" svg:x="63.5cm" svg:y="63.3cm">
          <text:p text:style-name="P1">Waiting for object-separator <text:s/>or end of arr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63.5cm" svg:y1="65cm" svg:x2="48.25cm" svg:y2="56.2cm" draw:start-shape="id9" draw:start-glue-point="3" draw:end-shape="id4" draw:end-glue-point="2" svg:d="M63500 65000c-10167 0-15250-2933-15250-8800" svg:viewBox="0 0 15251 8801">
          <text:p text:style-name="P1">VALUE_SEPARATOR</text:p>
        </draw:connector>
        <draw:connector draw:style-name="gr4" draw:text-style-name="P2" draw:layer="layout" draw:type="curve" svg:x1="82.9cm" svg:y1="33.2cm" svg:x2="88.6cm" svg:y2="33.2cm" draw:start-shape="id8" draw:start-glue-point="1" draw:end-shape="id1" draw:end-glue-point="3" svg:d="M82900 33200h5700" svg:viewBox="0 0 5701 1">
          <text:p text:style-name="P1">STRING</text:p>
        </draw:connector>
        <draw:custom-shape draw:style-name="gr5" draw:text-style-name="P1" xml:id="id10" draw:id="id10" draw:layer="layout" svg:width="11.4cm" svg:height="3.4cm" svg:x="44.5cm" svg:y="63.9cm">
          <text:p text:style-name="P1">Waiting for array separator or end of 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69.2cm" svg:y1="66.7cm" svg:x2="55.9cm" svg:y2="65.6cm" draw:start-shape="id9" draw:start-glue-point="2" draw:end-shape="id10" draw:end-glue-point="1" svg:d="M69200 66700c0 753-4900 628-6913 165s-1137-1265-6387-1265" svg:viewBox="0 0 13301 1640">
          <text:p text:style-name="P1">END_ARRAY</text:p>
        </draw:connector>
        <draw:connector draw:style-name="gr4" draw:text-style-name="P2" draw:layer="layout" draw:type="curve" draw:line-skew="-7.124cm" svg:x1="44.5cm" svg:y1="65.6cm" svg:x2="45.7cm" svg:y2="28.6cm" draw:start-shape="id10" draw:start-glue-point="3" draw:end-shape="id6" svg:d="M44500 65600c-11823 0-12423-37000 1200-37000" svg:viewBox="0 0 10145 37001">
          <text:p text:style-name="P1">VALUE_SEPARATOR</text:p>
        </draw:connector>
        <draw:connector draw:style-name="gr4" draw:text-style-name="P2" draw:layer="layout" draw:type="curve" svg:x1="48.7cm" svg:y1="24.7cm" svg:x2="49.55cm" svg:y2="26.9cm" draw:start-shape="id11" draw:end-shape="id6" draw:end-glue-point="0" svg:d="M48700 24700c0 1651 850 552 850 2200" svg:viewBox="0 0 851 2201">
          <text:p text:style-name="P1">BEGIN_OBJECT</text:p>
        </draw:connector>
        <draw:connector draw:style-name="gr4" draw:text-style-name="P2" draw:layer="layout" draw:type="curve" svg:x1="50.2cm" svg:y1="67.3cm" svg:x2="44cm" svg:y2="69.2cm" draw:start-shape="id10" draw:start-glue-point="2" draw:end-shape="id12" draw:end-glue-point="4" svg:d="M50200 67300c0 1426-6200 477-6200 1900" svg:viewBox="0 0 6201 1901">
          <text:p text:style-name="P1">END_OBJECT</text:p>
        </draw:connector>
        <draw:custom-shape draw:style-name="gr7" draw:text-style-name="P1" xml:id="id12" draw:id="id12" draw:layer="layout" svg:width="3cm" svg:height="3cm" svg:x="42.5cm" svg:y="69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2" draw:layer="layout" draw:type="curve" svg:x1="112.65cm" svg:y1="43.4cm" svg:x2="84.5cm" svg:y2="51cm" draw:start-shape="id2" draw:start-glue-point="2" draw:end-shape="id5" draw:end-glue-point="1" svg:d="M112650 43400c0 5067-9383 7600-28150 7600" svg:viewBox="0 0 28151 7601">
          <text:p text:style-name="P1">NUMBER / store number</text:p>
        </draw:connector>
        <draw:connector draw:style-name="gr4" draw:text-style-name="P2" draw:layer="layout" draw:type="curve" draw:line-skew="-0.101cm" svg:x1="117.6cm" svg:y1="41.7cm" svg:x2="84.5cm" svg:y2="51cm" draw:start-shape="id2" draw:start-glue-point="1" draw:end-shape="id5" draw:end-glue-point="1" svg:d="M117600 41700c601 0 17151 9300-33100 9300" svg:viewBox="0 0 36182 9301">
          <text:p text:style-name="P1">BOOL / store bool</text:p>
        </draw:connector>
        <draw:connector draw:style-name="gr4" draw:text-style-name="P2" draw:layer="layout" draw:type="curve" draw:line-skew="16.836cm" svg:x1="84.5cm" svg:y1="51cm" svg:x2="74.9cm" svg:y2="65cm" draw:start-shape="id5" draw:start-glue-point="1" draw:end-shape="id9" svg:d="M84500 51000c26007 0 30807 14000-9600 14000" svg:viewBox="0 0 29739 14001">
          <text:p text:style-name="P1">END_OBJECT [missing attributes] / error messag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erif CN" svg:font-family="'Source Han Serif C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eff0f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style-name="Standard" style:font-family-generic="swiss" style:font-pitch="variable" fo:font-size="18pt" fo:font-style="normal" fo:text-shadow="none" style:text-underline-style="none" fo:font-weight="normal" style:letter-kerning="true" style:font-name-asian="Source Han Serif CN" style:font-family-asian="'Source Han Serif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text-properties style:text-outline="tru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7T07:40:00.170369329</meta:creation-date>
    <dc:date>2017-12-27T15:27:43.097288963</dc:date>
    <meta:editing-duration>PT6H46M17S</meta:editing-duration>
    <meta:editing-cycles>3</meta:editing-cycles>
    <meta:generator>LibreOffice/5.4.4.2$Linux_X86_64 LibreOffice_project/2524958677847fb3bb44820e40380acbe820f960</meta:generator>
    <meta:document-statistic meta:object-count="29"/>
  </office:meta>
</office:document-meta>
</file>